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vertical-align="middl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44cm" fo:min-width="0cm"/>
    </style:style>
    <style:style style:name="gr3" style:family="graphic" style:parent-style-name="standard">
      <style:graphic-properties draw:stroke="none" draw:fill-color="#ffffff" draw:textarea-vertical-align="middl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3.094cm" fo:min-width="2.844cm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5.46cm" fo:min-width="0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8.26cm" fo:min-width="0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="Dimension_20_Line_20_Arrow" draw:marker-start-width="0.25cm" draw:marker-end="Dimension_20_Line_20_Arrow" draw:marker-end-width="0.2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draw:stroke="dash" draw:stroke-dash="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584cm" fo:min-width="0.864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034cm" fo:min-width="0.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9" style:family="graphic" style:parent-style-name="objectwithoutfill">
      <style:graphic-properties svg:stroke-width="0.05cm" svg:stroke-color="#000000" draw:marker-start-width="0.28cm" draw:marker-end="Linienspitzen_20_2" draw:marker-end-width="0.38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3" style:family="graphic" style:parent-style-name="objectwithoutfill">
      <style:graphic-properties draw:stroke="dash" draw:stroke-dash="Dash_20__28_Rounded_29_" svg:stroke-color="#000000" svg:stroke-linecap="round" draw:fill="none" draw:textarea-vertical-align="middle"/>
    </style:style>
    <style:style style:name="gr24" style:family="graphic" style:parent-style-name="objectwithoutfill">
      <style:graphic-properties svg:stroke-width="0.03cm" svg:stroke-color="#000000" draw:marker-start="Dimension_20_Line_20_Arrow" draw:marker-start-width="0.245cm" draw:marker-end="Dimension_20_Line_20_Arrow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path draw:style-name="gr1" draw:text-style-name="P1" draw:layer="layout" svg:width="2.749cm" svg:height="1.332cm" svg:x="6.62cm" svg:y="13.35cm" svg:viewBox="0 0 2750 1333" svg:d="M0 0c30 1900 2780 1650 2750 0z">
              <text:p/>
            </draw:path>
            <draw:custom-shape draw:style-name="gr2" draw:text-style-name="P2" draw:layer="layout" svg:width="0.1cm" svg:height="0.494cm" draw:transform="rotate (0.436332312998582) translate (6.92cm 13.558cm)">
              <text:p/>
              <draw:enhanced-geometry svg:viewBox="0 0 21600 21600" draw:type="rectangle" draw:enhanced-path="M 0 0 L 21600 0 21600 21600 0 21600 0 0 Z N"/>
            </draw:custom-shape>
            <draw:path draw:style-name="gr3" draw:text-style-name="P2" draw:layer="layout" svg:width="2.122cm" svg:height="1.131cm" svg:x="6.936cm" svg:y="13.23cm" svg:viewBox="0 0 2123 1132" svg:d="M0 0c-36 1520 2214 1499 2120 0z">
              <text:p/>
            </draw:path>
            <draw:g>
              <svg:title>TexMaths</svg:title>
              <svg:desc>16§latex§$\Delta h_{i}$§svg§600§TRUE§</svg:desc>
              <draw:g>
                <draw:path draw:style-name="gr4" draw:text-style-name="P3" draw:layer="layout" svg:width="0.413cm" svg:height="0.399cm" svg:x="12.629cm" svg:y="5.936cm" svg:viewBox="0 0 414 400" svg:d="M220 10c-3-7-4-10-14-10-9 0-9 3-14 10-64 126-127 253-190 379-2 5-1 4-2 7 0 4 3 4 11 4 130 0 260 0 390 0 10 0 13 0 13-4-1-3 0-2-3-7-64-126-127-253-191-379zM189 56c50 100 100 201 150 301-101 0-202 0-302 0 50-100 101-201 152-301z">
                  <text:p/>
                </draw:path>
                <draw:path draw:style-name="gr4" draw:text-style-name="P3" draw:layer="layout" svg:width="0.274cm" svg:height="0.393cm" svg:x="13.1cm" svg:y="5.949cm" svg:viewBox="0 0 275 394" svg:d="M129 6c0-1 0-6-6-6-13 0-54 5-69 5-4 1-11 1-11 11 0 8 5 8 15 8 27 0 27 3 27 9-1 4-1 8-2 12-27 107-54 213-81 320-2 8-2 10-2 13 0 13 11 16 16 16 10 0 18-6 21-14 3-15 7-29 11-43 4-17 7-34 11-51 5-12 8-24 10-37 1-3 6-22 6-26 2-4 19-35 38-51 13-9 31-19 55-19s30 19 30 38c0 31-22 91-35 126-5 13-8 20-8 31 0 25 21 46 46 46 53 0 74-81 74-86 0-7-5-7-7-7-4 0-4 2-8 12-9 28-27 68-57 68-10 0-13-5-13-19 0-13 5-27 10-38 8-24 33-91 33-123 0-37-22-61-64-61-35 0-62 18-83 43 15-59 29-118 43-177z">
                  <text:p/>
                </draw:path>
                <draw:path draw:style-name="gr4" draw:text-style-name="P3" draw:layer="layout" svg:width="0.119cm" svg:height="0.262cm" svg:x="13.41cm" svg:y="6.161cm" svg:viewBox="0 0 120 263" svg:d="M109 14c0-6-5-14-15-14-11 0-22 10-22 21 0 8 5 16 16 16s21-11 21-23zM29 214c-2 5-3 9-3 16 0 19 16 33 36 33 40 0 58-54 58-60 0-5-5-5-7-5-6 0-6 3-8 6-8 32-25 48-41 48-8 0-10-5-10-14 0-8 4-16 7-24 3-11 8-23 12-32 4-10 18-45 20-50 1-3 1-8 1-12 0-18-16-34-36-34-39 0-58 54-58 61 0 5 6 5 8 5 5 0 5-2 6-7 10-33 28-48 42-48 6 0 10 3 10 15 0 8-2 14-12 38-8 21-17 42-25 64z">
                  <text:p/>
                </draw:path>
              </draw:g>
            </draw:g>
            <draw:path draw:style-name="gr5" draw:text-style-name="P4" draw:layer="layout" svg:width="2.249cm" svg:height="2.423cm" draw:transform="rotate (0.868475835792378) translate (3.90242503361534cm 5.64048648637341cm)" svg:viewBox="0 0 2250 2424" svg:d="M0 324c1336-1130 3112 969 1776 2100">
              <text:p/>
            </draw:path>
            <draw:path draw:style-name="gr5" draw:text-style-name="P4" draw:layer="layout" svg:width="1.732cm" svg:height="1.866cm" draw:transform="skewX (-0.00104719755119664) rotate (0.86795223701678) translate (4.27425636256395cm 5.68875205515204cm)" svg:viewBox="0 0 1733 1867" svg:d="M0 250c1029-871 2397 747 1369 1617">
              <text:p/>
            </draw:path>
            <draw:line draw:style-name="gr5" draw:text-style-name="P4" draw:layer="layout" svg:x1="4.15cm" svg:y1="5.85cm" svg:x2="4.15cm" svg:y2="8.65cm">
              <text:p/>
            </draw:line>
            <draw:line draw:style-name="gr5" draw:text-style-name="P4" draw:layer="layout" svg:x1="4.46cm" svg:y1="5.85cm" svg:x2="4.46cm" svg:y2="8.85cm">
              <text:p/>
            </draw:line>
            <draw:line draw:style-name="gr5" draw:text-style-name="P4" draw:layer="layout" svg:x1="6.59cm" svg:y1="5.85cm" svg:x2="6.59cm" svg:y2="13.35cm">
              <text:p/>
            </draw:line>
            <draw:line draw:style-name="gr5" draw:text-style-name="P4" draw:layer="layout" svg:x1="6.9cm" svg:y1="5.85cm" svg:x2="6.9cm" svg:y2="13.35cm">
              <text:p/>
            </draw:line>
            <draw:custom-shape draw:style-name="gr6" draw:text-style-name="P5" draw:layer="layout" svg:width="4.8cm" svg:height="4.8cm" svg:x="1.4cm" svg:y="8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5" draw:text-style-name="P4" draw:layer="layout" svg:width="2.249cm" svg:height="2.423cm" draw:transform="rotate (2.27311681779741) translate (7.79611059218225cm 15.2652841102168cm)" svg:viewBox="0 0 2250 2424" svg:d="M2250 324c-1336-1130-3112 969-1776 2100">
              <text:p/>
            </draw:path>
            <draw:path draw:style-name="gr5" draw:text-style-name="P4" draw:layer="layout" svg:width="1.732cm" svg:height="1.866cm" draw:transform="skewX (0.00104719755119666) rotate (2.27346588364781) translate (7.83450999663461cm 14.8219038205697cm)" svg:viewBox="0 0 1733 1867" svg:d="M1733 250c-1029-871-2397 747-1368 1617">
              <text:p/>
            </draw:path>
            <draw:line draw:style-name="gr5" draw:text-style-name="P4" draw:layer="layout" svg:x1="9.03cm" svg:y1="3.251cm" svg:x2="9.03cm" svg:y2="13.351cm">
              <text:p/>
            </draw:line>
            <draw:line draw:style-name="gr5" draw:text-style-name="P4" draw:layer="layout" svg:x1="9.34cm" svg:y1="3.251cm" svg:x2="9.34cm" svg:y2="13.351cm">
              <text:p/>
            </draw:line>
            <draw:custom-shape draw:style-name="gr7" draw:text-style-name="P2" draw:layer="layout" svg:width="0.26cm" svg:height="0.7cm" svg:x="4.18cm" svg:y="8.2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0.26cm" svg:height="5.71cm" svg:x="6.62cm" svg:y="7.6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6cm" svg:height="8.51cm" svg:x="9.06cm" svg:y="4.85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4" draw:layer="layout" svg:x1="6.6cm" svg:y1="7.66cm" svg:x2="12.1cm" svg:y2="7.66cm">
              <text:p/>
            </draw:line>
            <draw:line draw:style-name="gr10" draw:text-style-name="P4" draw:layer="layout" svg:x1="9cm" svg:y1="4.86cm" svg:x2="12.1cm" svg:y2="4.86cm">
              <text:p/>
            </draw:line>
            <draw:line draw:style-name="gr11" draw:text-style-name="P4" draw:layer="layout" svg:x1="12.35cm" svg:y1="4.85cm" svg:x2="12.35cm" svg:y2="7.69cm">
              <text:p/>
            </draw:line>
            <draw:g>
              <svg:title>TexMaths</svg:title>
              <svg:desc>16§latex§$h_{\mathrm{oben}}$§svg§600§TRUE§</svg:desc>
              <draw:g>
                <draw:path draw:style-name="gr4" draw:text-style-name="P3" draw:layer="layout" svg:width="0.274cm" svg:height="0.395cm" svg:x="12.628cm" svg:y="4.637cm" svg:viewBox="0 0 275 396" svg:d="M129 6c-2-2 0-6-8-6-12 0-52 5-67 6-4 0-11 0-11 12 0 6 5 6 13 6 27 0 29 3 29 10-1 3-1 7-2 11-27 107-54 215-81 322-2 8-2 10-2 13 0 13 11 16 16 16 8 0 18-8 21-16 3-14 6-28 9-42 5-17 9-34 13-51 3-13 6-24 10-36 1-4 6-23 6-26 2-5 19-37 38-51 13-10 28-21 53-21s30 19 30 40c0 30-20 91-33 125-5 14-8 20-8 31 0 26 19 47 46 47 53 0 74-83 74-86 0-7-5-7-7-7-6 0-6 2-9 10-8 30-26 70-56 70-10 0-14-6-14-19 0-15 4-27 9-40 10-24 35-89 35-123 0-37-22-59-64-59-36 0-62 18-83 43 15-59 29-119 43-179z">
                  <text:p/>
                </draw:path>
                <draw:path draw:style-name="gr4" draw:text-style-name="P3" draw:layer="layout" svg:width="0.191cm" svg:height="0.178cm" svg:x="12.935cm" svg:y="4.935cm" svg:viewBox="0 0 192 179" svg:d="M192 91c0-50-42-91-96-91s-96 41-96 91c0 48 43 88 96 88s96-40 96-88zM96 166c-15 0-35-5-48-24-11-16-13-37-13-54 0-18 2-40 15-58 9-11 27-19 46-19 24 0 40 11 48 23 11 15 13 35 13 54s-2 40-13 56c-10 14-29 22-48 22z">
                  <text:p/>
                </draw:path>
                <draw:path draw:style-name="gr4" draw:text-style-name="P3" draw:layer="layout" svg:width="0.21cm" svg:height="0.275cm" svg:x="13.161cm" svg:y="4.838cm" svg:viewBox="0 0 211 276" svg:d="M59 0c-20 2-39 3-59 5 0 4 0 8 0 13 27 0 30 3 30 23 0 77 0 154 0 230 5 0 9 0 13 0 5-8 10-16 15-24 14 21 36 29 57 29 51 0 96-40 96-89 0-48-40-88-93-88-22 0-45 10-59 24 0-41 0-82 0-123zM61 140c11-17 32-30 56-30 22 0 38 13 46 24s13 27 13 53c0 9 0 38-18 57-14 18-33 21-46 21-31 0-47-26-51-34 0-30 0-60 0-91z">
                  <text:p/>
                </draw:path>
                <draw:path draw:style-name="gr4" draw:text-style-name="P3" draw:layer="layout" svg:width="0.167cm" svg:height="0.178cm" svg:x="13.419cm" svg:y="4.935cm" svg:viewBox="0 0 168 179" svg:d="M157 85c8 0 11 0 11-8 0-36-19-77-79-77-51 0-89 40-89 89 0 50 43 90 96 90s72-43 72-51c0-2 0-7-7-7-4 0-6 3-8 7-11 32-41 38-56 38-17 0-35-8-47-24-15-18-15-41-15-57 41 0 81 0 122 0zM35 75c5-56 40-64 54-64 50 0 52 54 52 64-36 0-71 0-106 0z">
                  <text:p/>
                </draw:path>
                <draw:path draw:style-name="gr4" draw:text-style-name="P3" draw:layer="layout" svg:width="0.21cm" svg:height="0.171cm" svg:x="13.623cm" svg:y="4.937cm" svg:viewBox="0 0 211 172" svg:d="M181 54c0-33-16-54-60-54-32 0-52 18-63 38 0-12 0-25 0-38-20 2-39 3-58 5 0 5 0 9 0 14 27 0 30 2 30 21 0 34 0 68 0 102 0 16-4 16-30 16 0 5 0 10 0 14 2 0 29-1 45-1 14 0 41 1 44 1 0-4 0-9 0-14-25 0-28 0-28-16 0-23 0-47 0-70 0-42 32-61 59-61s30 21 30 42c0 29 0 59 0 89 0 16-5 16-29 16 0 5 0 10 0 14 15 0 28-1 45-1 15 0 42 1 45 1 0-4 0-9 0-14-26 0-30 0-30-16 0-29 0-58 0-88z">
                  <text:p/>
                </draw:path>
              </draw:g>
            </draw:g>
            <draw:g>
              <svg:title>TexMaths</svg:title>
              <svg:desc>16§latex§$h_{\mathrm{unten}}$§svg§600§TRUE§</svg:desc>
              <draw:g>
                <draw:path draw:style-name="gr4" draw:text-style-name="P3" draw:layer="layout" svg:width="0.274cm" svg:height="0.395cm" svg:x="12.629cm" svg:y="7.439cm" svg:viewBox="0 0 275 396" svg:d="M129 6c-2-2 0-6-8-6-12 0-52 5-67 6-4 0-11 0-11 12 0 6 5 6 13 6 27 0 29 3 29 10-1 3-1 7-2 11-27 107-54 215-81 322-2 8-2 10-2 13 0 13 11 16 16 16 8 0 18-8 21-16 3-14 6-28 9-42 5-17 9-34 13-51 3-13 7-24 10-36 1-4 6-23 6-26 2-5 19-37 38-51 13-10 30-21 55-21s29 19 29 40c0 30-21 91-34 125-5 14-8 20-8 31 0 26 19 47 46 47 53 0 74-83 74-86 0-7-5-7-7-7-6 0-6 2-9 10-8 30-26 70-56 70-10 0-14-6-14-19 0-15 4-27 11-40 8-24 33-89 33-123 0-37-22-59-64-59-36 0-62 18-83 43 15-59 29-119 43-179z">
                  <text:p/>
                </draw:path>
                <draw:path draw:style-name="gr4" draw:text-style-name="P3" draw:layer="layout" svg:width="0.21cm" svg:height="0.176cm" svg:x="12.942cm" svg:y="7.739cm" svg:viewBox="0 0 211 177" svg:d="M120 5c0 5 0 9 0 14 27 0 30 2 30 21 0 22 0 45 0 67 0 35-22 59-53 59-35 0-36-18-36-37 0-43 0-86 0-129-21 2-41 3-61 5 0 5 0 9 0 14 29 0 29 0 29 35 0 20 0 40 0 59 0 27 0 64 65 64 10 0 39 0 56-33 1 0 1 0 2 0 0 11 0 22 0 33 19-1 39-3 59-5 0-4 0-9 0-14-27 0-30-2-30-21 0-46 0-91 0-137-21 2-41 3-61 5z">
                  <text:p/>
                </draw:path>
                <draw:path draw:style-name="gr4" draw:text-style-name="P3" draw:layer="layout" svg:width="0.21cm" svg:height="0.171cm" svg:x="13.19cm" svg:y="7.739cm" svg:viewBox="0 0 211 172" svg:d="M181 54c0-33-16-54-60-54-32 0-52 18-63 38 0-12 0-25 0-38-20 2-39 3-58 5 0 5 0 9 0 14 26 0 29 2 29 21 0 34 0 68 0 102 0 16-3 16-29 16 0 5 0 10 0 14 15 0 29-1 45-1 14 0 41 1 44 1 0-4 0-9 0-14-25 0-28 0-28-16 0-23 0-47 0-70 0-42 32-61 57-61 29 0 32 21 32 42 0 29 0 59 0 89 0 16-5 16-30 16 0 5 0 10 0 14 1 0 29-1 45-1 14 0 41 1 46 1 0-4 0-9 0-14-26 0-30 0-30-16 0-29 0-58 0-88z">
                  <text:p/>
                </draw:path>
                <draw:path draw:style-name="gr4" draw:text-style-name="P3" draw:layer="layout" svg:width="0.135cm" svg:height="0.245cm" svg:x="13.415cm" svg:y="7.67cm" svg:viewBox="0 0 136 246" svg:d="M69 86c20 0 40 0 60 0 0-5 0-9 0-14-20 0-40 0-60 0 0-24 0-48 0-72-5 0-10 0-15 0 0 35-16 75-54 75 0 4 0 7 0 11 12 0 24 0 37 0 0 36 0 71 0 107 0 43 33 53 56 53 25 0 43-23 43-55 0-6 0-13 0-20-4 0-9 0-13 0 0 7 0 14 0 20 0 28-13 42-27 42-27 0-27-34-27-40 0-36 0-71 0-107z">
                  <text:p/>
                </draw:path>
                <draw:path draw:style-name="gr4" draw:text-style-name="P3" draw:layer="layout" svg:width="0.168cm" svg:height="0.178cm" svg:x="13.594cm" svg:y="7.737cm" svg:viewBox="0 0 169 179" svg:d="M158 85c8 0 11 0 11-8 0-36-19-77-78-77-51 0-91 40-91 89 0 50 45 90 96 90 54 0 73-43 73-51 0-2-1-7-6-7s-6 3-8 7c-11 32-42 38-56 38-18 0-35-8-48-24-14-18-14-41-14-57 40 0 81 0 121 0zM37 75c5-56 40-64 54-64 50 0 50 54 51 64-35 0-70 0-105 0z">
                  <text:p/>
                </draw:path>
                <draw:path draw:style-name="gr4" draw:text-style-name="P3" draw:layer="layout" svg:width="0.21cm" svg:height="0.171cm" svg:x="13.8cm" svg:y="7.739cm" svg:viewBox="0 0 211 172" svg:d="M181 54c0-33-16-54-60-54-32 0-52 18-63 38 0-12 0-25 0-38-20 2-39 3-58 5 0 5 0 9 0 14 26 0 29 2 29 21 0 34 0 68 0 102 0 16-3 16-29 16 0 5 0 10 0 14 2 0 29-1 45-1 14 0 41 1 44 1 0-4 0-9 0-14-25 0-28 0-28-16 0-23 0-47 0-70 0-42 32-61 59-61s30 21 30 42c0 29 0 59 0 89 0 16-5 16-30 16 0 5 0 10 0 14 1 0 29-1 46-1 15 0 42 1 45 1 0-4 0-9 0-14-26 0-30 0-30-16 0-29 0-58 0-88z">
                  <text:p/>
                </draw:path>
              </draw:g>
            </draw:g>
            <draw:line draw:style-name="gr12" draw:text-style-name="P4" draw:layer="layout" svg:x1="6.6cm" svg:y1="12.9cm" svg:x2="6.85cm" svg:y2="12.9cm">
              <text:p/>
            </draw:line>
            <draw:line draw:style-name="gr12" draw:text-style-name="P4" draw:layer="layout" svg:x1="9.05cm" svg:y1="12.9cm" svg:x2="9.3cm" svg:y2="12.9cm">
              <text:p/>
            </draw:line>
            <draw:custom-shape draw:style-name="gr13" draw:text-style-name="P6" draw:layer="layout" svg:width="0.25cm" svg:height="0.25cm" svg:x="6.62cm" svg:y="7.3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2" draw:text-style-name="P4" draw:layer="layout" svg:x1="6.6cm" svg:y1="12.9cm" svg:x2="6.85cm" svg:y2="12.9cm">
              <text:p/>
            </draw:line>
            <draw:frame draw:style-name="gr14" draw:text-style-name="P7" draw:layer="layout" svg:width="0.95cm" svg:height="1.05cm" svg:x="5.8cm" svg:y="7cm">
              <draw:text-box>
                <text:p><text:span text:style-name="T1">S</text:span></text:p>
              </draw:text-box>
            </draw:frame>
            <draw:frame draw:style-name="gr15" draw:text-style-name="P8" draw:layer="layout" svg:width="4.2cm" svg:height="1.673cm" svg:x="9.55cm" svg:y="9.601cm">
              <draw:text-box>
                <text:p>Flüssigkeits-manometer</text:p>
              </draw:text-box>
            </draw:frame>
            <draw:g>
              <svg:title>TexMaths</svg:title>
              <svg:desc>16§latex§$p_{0}, \, T_{0}$§svg§600§TRUE§</svg:desc>
              <draw:g>
                <draw:path draw:style-name="gr4" draw:text-style-name="P3" draw:layer="layout" svg:width="0.292cm" svg:height="0.355cm" svg:x="8.93cm" svg:y="2.67cm" svg:viewBox="0 0 293 356" svg:d="M43 316c-5 17-5 22-30 22-7 0-13 0-13 11 0 4 3 7 8 7 14 0 30-2 46-2 20 0 39 2 56 2 4 0 10 0 10-11 0-7-5-7-13-7-29 0-29-5-29-9 0-7 24-98 29-112 7 16 22 37 51 37 66 0 135-83 135-165 0-52-32-89-74-89-29 0-56 19-74 41-6-30-30-41-51-41-25 0-36 21-41 32-10 19-18 53-18 54 0 5 7 5 8 5 5 0 5 0 8-13 10-40 21-67 42-67 9 0 17 5 17 27 0 13-1 18-3 27-21 84-43 167-64 251zM142 72c3-15 19-31 29-39 21-17 37-22 46-22 23 0 36 20 36 53s-18 97-29 119c-19 39-47 58-67 58-37 0-43-46-43-50 0-1 0-3 1-9 9-37 18-74 27-110z">
                  <text:p/>
                </draw:path>
                <draw:path draw:style-name="gr4" draw:text-style-name="P3" draw:layer="layout" svg:width="0.181cm" svg:height="0.267cm" svg:x="9.251cm" svg:y="2.741cm" svg:viewBox="0 0 182 268" svg:d="M182 136c0-43-5-74-24-103-11-17-36-33-67-33-91 0-91 107-91 136 0 28 0 132 91 132s91-104 91-132zM91 257c-19 0-41-10-49-42-7-24-7-55-7-84s0-59 7-80c8-32 33-40 49-40 21 0 42 13 48 37 6 21 6 48 6 83 0 29 0 57-4 83-8 35-34 43-50 43z">
                  <text:p/>
                </draw:path>
                <draw:path draw:style-name="gr4" draw:text-style-name="P3" draw:layer="layout" svg:width="0.065cm" svg:height="0.165cm" svg:x="9.531cm" svg:y="2.859cm" svg:viewBox="0 0 66 166" svg:d="M66 57c0-36-15-57-37-57-18 0-29 13-29 29s11 30 29 30c6 0 14-3 21-8 1-2 1-1 1-2 2 0 2 0 2 8 0 42-19 75-39 95-6 6-6 8-6 9 0 3 3 5 6 5 7 0 52-43 52-109z">
                  <text:p/>
                </draw:path>
                <draw:path draw:style-name="gr4" draw:text-style-name="P3" draw:layer="layout" svg:width="0.381cm" svg:height="0.379cm" svg:x="9.838cm" svg:y="2.538cm" svg:viewBox="0 0 382 380" svg:d="M227 40c3-16 6-19 13-21 5-1 24-1 35-1 56 0 82 1 82 46 0 8-2 30-5 44 0 2-2 10-2 12 0 3 2 6 8 6 5 0 7-5 8-13 5-32 10-65 14-97 2-2 2-8 2-10 0-6-6-6-14-6-104 0-208 0-312 0-14 0-14 2-18 11-11 33-23 66-35 99 0 2-2 6-3 10 0 3 3 6 8 6s5-3 10-11c28-88 44-97 127-97 7 0 14 0 21 0 16 0 16 1 16 6 0 3-1 11-1 13-25 99-50 199-75 298-7 21-8 27-68 27-20 0-24 0-24 11 0 7 7 7 10 7 16 0 30-2 46-2s32 0 48 0 31 0 47 0 33 2 48 2c6 0 12 0 12-12 0-6-4-6-19-6-14 0-21 0-35-1-16-2-21-4-21-13 1-4 0-3 2-11 25-99 50-198 75-297z">
                  <text:p/>
                </draw:path>
                <draw:path draw:style-name="gr4" draw:text-style-name="P3" draw:layer="layout" svg:width="0.181cm" svg:height="0.267cm" svg:x="10.174cm" svg:y="2.741cm" svg:viewBox="0 0 182 268" svg:d="M182 136c0-43-5-74-24-103-11-17-36-33-67-33-91 0-91 107-91 136 0 28 0 132 91 132s91-104 91-132zM91 257c-19 0-41-10-49-42-7-24-7-55-7-84s0-59 7-80c8-32 33-40 49-40 21 0 42 13 48 37 6 21 6 48 6 83 0 29 0 57-4 83-8 35-34 43-50 43z">
                  <text:p/>
                </draw:path>
              </draw:g>
            </draw:g>
            <draw:line draw:style-name="gr5" draw:text-style-name="P4" draw:layer="layout" svg:x1="2.63cm" svg:y1="6.905cm" svg:x2="4.13cm" svg:y2="6.905cm">
              <text:p/>
            </draw:line>
            <draw:line draw:style-name="gr5" draw:text-style-name="P4" draw:layer="layout" svg:x1="2.63cm" svg:y1="6.595cm" svg:x2="4.13cm" svg:y2="6.595cm">
              <text:p/>
            </draw:line>
            <draw:custom-shape draw:style-name="gr7" draw:text-style-name="P2" draw:layer="layout" svg:width="0.26cm" svg:height="0.7cm" draw:transform="rotate (1.5707963267949) translate (3.66cm 6.89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2cm" svg:height="1.25cm" svg:x="0.65cm" svg:y="6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0.26cm" svg:height="0.7cm" draw:transform="rotate (1.5707963267949) translate (2.26cm 6.89cm)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4" draw:layer="layout" svg:x1="5.328cm" svg:y1="3.085cm" svg:x2="5.328cm" svg:y2="4.585cm">
              <text:p/>
            </draw:line>
            <draw:line draw:style-name="gr5" draw:text-style-name="P4" draw:layer="layout" svg:x1="5.638cm" svg:y1="3.085cm" svg:x2="5.638cm" svg:y2="4.585cm">
              <text:p/>
            </draw:line>
            <draw:custom-shape draw:style-name="gr7" draw:text-style-name="P2" draw:layer="layout" svg:width="0.26cm" svg:height="0.7cm" svg:x="5.36cm" svg:y="4.01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.2cm" svg:height="1cm" svg:x="4.889cm" svg:y="2.052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4" draw:layer="layout" svg:width="1.2cm" svg:height="1cm" svg:x="4.89cm" svg:y="1.053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8" draw:text-style-name="P7" draw:layer="layout" svg:width="2.3cm" svg:height="0.962cm" svg:x="0.45cm" svg:y="5.302cm">
              <draw:text-box>
                <text:p><text:span text:style-name="T1">Pumpe</text:span></text:p>
              </draw:text-box>
            </draw:frame>
            <draw:frame draw:style-name="gr18" draw:text-style-name="P7" draw:layer="layout" svg:width="1.95cm" svg:height="0.962cm" svg:x="4.55cm" svg:y="0.202cm">
              <draw:text-box>
                <text:p><text:span text:style-name="T1">Ventil</text:span></text:p>
              </draw:text-box>
            </draw:frame>
            <draw:g>
              <svg:title>TexMaths</svg:title>
              <svg:desc>16§latex§$V_{0},\, p_{0} + \Delta p_{i}$§svg§600§TRUE§</svg:desc>
              <draw:g>
                <draw:path draw:style-name="gr4" draw:text-style-name="P3" draw:layer="layout" svg:width="0.399cm" svg:height="0.393cm" svg:x="2.431cm" svg:y="10.86cm" svg:viewBox="0 0 400 394" svg:d="M321 64c28-45 52-46 72-48 7 0 5-6 7-10 0-4-3-6-7-6-16 0-32 2-46 2-19 0-38-2-56-2-3 0-11 0-11 10 0 6 5 6 9 6 15 2 26 8 26 19 0 8-5 14-8 21-58 91-115 182-173 273-12-99-25-197-38-295 0-10 13-18 38-18 8 0 15 0 15-11 0-5-5-5-8-5-23 0-47 2-69 2-11 0-22-2-32-2s-21 0-30 0c-4 0-10 0-10 10 0 6 5 6 13 6 32 0 32 6 35 19 14 116 29 231 43 346 2 12 5 13 11 13 10 0 12-3 16-11 68-106 136-213 203-319z">
                  <text:p/>
                </draw:path>
                <draw:path draw:style-name="gr4" draw:text-style-name="P3" draw:layer="layout" svg:width="0.181cm" svg:height="0.265cm" svg:x="2.748cm" svg:y="11.066cm" svg:viewBox="0 0 182 266" svg:d="M182 134c0-43-4-73-24-100-11-20-36-34-67-34-91 0-91 106-91 134s0 132 91 132 91-103 91-132zM91 257c-19 0-43-11-51-43-5-24-5-56-5-85 0-28 0-57 7-80 8-30 33-38 49-38 21 0 42 13 48 35 7 21 7 50 7 83 0 29 0 58-5 83-8 35-34 45-50 45z">
                  <text:p/>
                </draw:path>
                <draw:path draw:style-name="gr4" draw:text-style-name="P3" draw:layer="layout" svg:width="0.065cm" svg:height="0.167cm" svg:x="3.027cm" svg:y="11.182cm" svg:viewBox="0 0 66 168" svg:d="M66 59c0-37-15-59-37-59-18 0-29 14-29 29 0 16 11 30 29 30 6 0 14-2 21-8 1 0 1-1 1-2 2 0 2 2 2 10 0 42-20 75-39 93-6 6-6 8-6 9 0 3 3 7 6 7 7 0 52-44 52-109z">
                  <text:p/>
                </draw:path>
                <draw:path draw:style-name="gr4" draw:text-style-name="P3" draw:layer="layout" svg:width="0.292cm" svg:height="0.355cm" svg:x="3.304cm" svg:y="10.994cm" svg:viewBox="0 0 293 356" svg:d="M43 316c-5 19-6 22-30 22-7 0-13 0-13 11 0 5 3 7 6 7 16 0 32-2 48-2 18 0 37 2 56 2 2 0 10 0 10-11 0-7-6-7-13-7-29 0-29-3-29-8 0-8 24-99 28-113 8 18 24 37 52 37 64 0 135-82 135-165 0-52-32-89-76-89-27 0-54 21-73 41-5-30-29-41-50-41-25 0-36 22-41 32-10 19-18 53-18 54 0 7 5 7 7 7 6 0 6-2 9-15 10-38 21-65 42-65 9 0 17 5 17 25 0 13-1 19-4 29-21 83-42 166-63 249zM142 73c4-16 20-32 29-39 19-18 35-21 45-21 22 0 37 20 37 52 0 33-20 98-29 118-19 40-46 58-67 58-37 0-45-46-45-50 0-1 0-1 2-9 9-36 19-72 28-109z">
                  <text:p/>
                </draw:path>
                <draw:path draw:style-name="gr4" draw:text-style-name="P3" draw:layer="layout" svg:width="0.181cm" svg:height="0.265cm" svg:x="3.626cm" svg:y="11.066cm" svg:viewBox="0 0 182 266" svg:d="M182 134c0-43-6-73-24-100-12-20-36-34-67-34-91 0-91 106-91 134s0 132 91 132 91-103 91-132zM91 257c-19 0-43-11-51-43-5-24-5-56-5-85 0-28 0-57 7-80 8-30 33-38 49-38 21 0 42 13 48 35 7 21 7 50 7 83 0 29 0 58-5 83-8 35-35 45-50 45z">
                  <text:p/>
                </draw:path>
                <draw:path draw:style-name="gr4" draw:text-style-name="P3" draw:layer="layout" svg:width="0.373cm" svg:height="0.371cm" svg:x="4.013cm" svg:y="10.916cm" svg:viewBox="0 0 374 372" svg:d="M198 196c53 0 105 0 157 0 8 0 19 0 19-11s-11-11-19-11c-52 0-104 0-157 0 0-52 0-104 0-156 0-8 0-18-11-18s-11 10-11 18c0 52 0 104 0 156-52 0-105 0-157 0-8 0-19 0-19 11s11 11 19 11c52 0 105 0 157 0 0 53 0 106 0 158 0 7 0 18 11 18s11-11 11-18c0-52 0-105 0-158z">
                  <text:p/>
                </draw:path>
                <draw:path draw:style-name="gr4" draw:text-style-name="P3" draw:layer="layout" svg:width="0.413cm" svg:height="0.4cm" svg:x="4.569cm" svg:y="10.841cm" svg:viewBox="0 0 414 401" svg:d="M222 10c-5-7-5-10-14-10-10 0-11 3-15 10-63 126-126 253-190 379-3 5-2 5-3 7 0 5 3 5 13 5 130 0 260 0 390 0 8 0 11 0 11-5 0-2 0-2-1-7-64-126-127-253-191-379zM189 56c50 100 101 201 152 301-101 0-202 0-303 0 50-100 101-201 151-301z">
                  <text:p/>
                </draw:path>
                <draw:path draw:style-name="gr4" draw:text-style-name="P3" draw:layer="layout" svg:width="0.292cm" svg:height="0.355cm" svg:x="4.993cm" svg:y="10.994cm" svg:viewBox="0 0 293 356" svg:d="M43 316c-5 19-5 22-30 22-7 0-13 0-13 11 0 5 3 7 8 7 14 0 30-2 46-2 20 0 39 2 56 2 4 0 10 0 10-11 0-7-5-7-13-7-29 0-29-3-29-8 0-8 24-99 28-113 8 18 24 37 52 37 64 0 135-82 135-165 0-52-32-89-74-89-29 0-56 21-73 41-7-30-31-41-52-41-25 0-36 22-41 32-10 19-18 53-18 54 0 7 4 4 7 7 6 0 6-2 9-15 10-38 21-65 42-65 9 0 17 5 17 25 0 13-1 19-4 29-21 83-42 166-63 249zM142 73c4-16 20-32 29-39 19-18 37-21 46-21 23 0 36 20 36 52 0 33-20 98-29 118-19 40-46 58-67 58-37 0-43-46-43-50 0-1 0-1 1-9 9-36 18-72 27-109z">
                  <text:p/>
                </draw:path>
                <draw:path draw:style-name="gr4" draw:text-style-name="P3" draw:layer="layout" svg:width="0.117cm" svg:height="0.262cm" svg:x="5.313cm" svg:y="11.066cm" svg:viewBox="0 0 118 263" svg:d="M109 14c0-6-5-14-16-14s-23 10-23 21c0 8 5 16 16 16 12 0 23-11 23-23zM27 214c-1 5-3 9-3 16 0 19 16 33 38 33 39 0 56-54 56-60 0-5-4-5-6-5-5 0-6 3-8 6-8 32-26 48-42 48-8 0-9-5-9-13 0-9 3-17 6-25 5-11 8-21 13-32 3-10 18-45 19-50 2-3 3-8 3-12 0-18-16-34-38-34-38 0-56 54-56 61 0 5 5 5 6 5 5 0 5-2 7-7 11-33 27-48 41-48 7 0 12 4 12 15 0 8-4 14-13 38-9 21-17 43-26 64z">
                  <text:p/>
                </draw:path>
              </draw:g>
            </draw:g>
            <draw:frame draw:style-name="gr14" draw:text-style-name="P7" draw:layer="layout" svg:width="0.95cm" svg:height="1.05cm" svg:x="2.2cm" svg:y="9.6cm">
              <draw:text-box>
                <text:p><text:span text:style-name="T1">K</text:span></text:p>
              </draw:text-box>
            </draw:frame>
          </draw:g>
          <draw:g>
            <draw:g>
              <draw:line draw:style-name="gr19" draw:text-style-name="P4" draw:layer="layout" svg:x1="18cm" svg:y1="11.15cm" svg:x2="18cm" svg:y2="2.65cm">
                <text:p/>
              </draw:line>
              <draw:line draw:style-name="gr19" draw:text-style-name="P4" draw:layer="layout" svg:x1="17.65cm" svg:y1="10.813cm" svg:x2="26.15cm" svg:y2="10.813cm">
                <text:p/>
              </draw:line>
            </draw:g>
            <draw:path draw:style-name="gr5" draw:text-style-name="P4" draw:layer="layout" svg:width="5.455cm" svg:height="4.852cm" draw:transform="rotate (-1.39102741383948) translate (24.124527456339cm 3.28232130542379cm)" svg:viewBox="0 0 5456 4853" svg:d="M0 4853c2303-90 4427-1991 5456-4853">
              <text:p/>
            </draw:path>
            <draw:line draw:style-name="gr5" draw:text-style-name="P4" draw:layer="layout" svg:x1="19.35cm" svg:y1="6.85cm" svg:x2="19.35cm" svg:y2="8.65cm">
              <text:p/>
            </draw:line>
            <draw:line draw:style-name="gr20" draw:text-style-name="P4" draw:layer="layout" svg:x1="19.33cm" svg:y1="8.66cm" svg:x2="25.08cm" svg:y2="8.66cm">
              <text:p/>
            </draw:line>
            <draw:custom-shape draw:style-name="gr13" draw:text-style-name="P6" draw:layer="layout" svg:width="0.1cm" svg:height="0.1cm" svg:x="19.31cm" svg:y="4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1cm" svg:height="0.1cm" svg:x="19.311cm" svg:y="6.8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1cm" svg:height="0.1cm" svg:x="19.312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1cm" svg:height="0.1cm" svg:x="25.113cm" svg:y="8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9" draw:layer="layout" svg:width="1.25cm" svg:height="0.725cm" svg:x="19.3cm" svg:y="3.85cm">
              <draw:text-box>
                <text:p><text:span text:style-name="T2">(1)</text:span></text:p>
              </draw:text-box>
            </draw:frame>
            <draw:frame draw:style-name="gr21" draw:text-style-name="P9" draw:layer="layout" svg:width="1.25cm" svg:height="0.725cm" svg:x="25.1cm" svg:y="8.251cm">
              <draw:text-box>
                <text:p><text:span text:style-name="T2">(2)</text:span></text:p>
              </draw:text-box>
            </draw:frame>
            <draw:frame draw:style-name="gr21" draw:text-style-name="P9" draw:layer="layout" svg:width="1.25cm" svg:height="0.725cm" svg:x="18.5cm" svg:y="8.552cm">
              <draw:text-box>
                <text:p><text:span text:style-name="T2">(3)</text:span></text:p>
              </draw:text-box>
            </draw:frame>
            <draw:frame draw:style-name="gr21" draw:text-style-name="P9" draw:layer="layout" svg:width="1.25cm" svg:height="0.725cm" svg:x="19.3cm" svg:y="6.553cm">
              <draw:text-box>
                <text:p><text:span text:style-name="T2">(4)</text:span></text:p>
              </draw:text-box>
            </draw:frame>
            <draw:g>
              <svg:title>TexMaths</svg:title>
              <svg:desc>12§latex§$T_{0}$§svg§600§FALSE§</svg:desc>
              <draw:g>
                <draw:path draw:style-name="gr22" draw:text-style-name="P5" draw:layer="layout" svg:width="0.353cm" svg:height="0.309cm" svg:x="20.198cm" svg:y="4.102cm" svg:viewBox="0 0 354 310" svg:d="M177 310c-59 0-118 0-177 0 0-103 0-207 0-310 118 0 236 0 354 0 0 103 0 207 0 310-59 0-118 0-177 0z">
                  <text:p/>
                </draw:path>
                <draw:path draw:style-name="gr4" draw:text-style-name="P3" draw:layer="layout" svg:width="0.284cm" svg:height="0.283cm" svg:x="20.187cm" svg:y="4.081cm" svg:viewBox="0 0 285 284" svg:d="M169 30c2-12 4-14 9-16 4-1 18-1 26-1 43 0 61 1 61 35 0 6-1 23-3 33 0 2-1 6-1 8 0 3 1 6 6 6 4 0 4-4 6-10 3-24 7-49 10-73 2-1 2-6 2-7 0-5-4-5-11-5-78 0-156 0-233 0-10 0-11 1-14 8-8 25-16 50-25 75-1 1-2 6-2 7 0 2 1 5 5 5 3 0 5-3 7-9 23-66 33-73 96-73 5 0 10 0 15 0 12 0 12 1 12 5 0 2-1 8-1 10-19 74-38 149-56 223-4 16-5 20-51 20-15 0-17 0-17 8 0 5 4 5 7 5 12 0 24 0 34 0 12 0 24-2 36-2s24 2 35 2c12 0 25 0 37 0 4 0 8 0 8-9 0-4-3-4-14-4-10 0-16 0-26 0-12-2-16-3-16-10 1-3 0-2 1-8 19-75 38-149 57-223z">
                  <text:p/>
                </draw:path>
                <draw:path draw:style-name="gr4" draw:text-style-name="P3" draw:layer="layout" svg:width="0.135cm" svg:height="0.2cm" svg:x="20.437cm" svg:y="4.233cm" svg:viewBox="0 0 136 201" svg:d="M136 102c0-33-3-57-18-77-8-13-27-25-50-25-68 0-68 81-68 102s0 99 68 99 68-79 68-99zM68 193c-13 0-31-9-37-33-5-16-5-40-5-63 0-20 0-43 5-60 6-23 25-29 37-29 16 0 31 10 36 27 5 16 5 37 5 62 0 23 0 44-4 62-6 28-25 34-37 34z">
                  <text:p/>
                </draw:path>
              </draw:g>
            </draw:g>
            <draw:line draw:style-name="gr23" draw:text-style-name="P4" draw:layer="layout" svg:x1="16.4cm" svg:y1="4.2cm" svg:x2="19.35cm" svg:y2="4.2cm">
              <text:p/>
            </draw:line>
            <draw:line draw:style-name="gr23" draw:text-style-name="P4" draw:layer="layout" svg:x1="16.4cm" svg:y1="8.65cm" svg:x2="19.35cm" svg:y2="8.65cm">
              <text:p/>
            </draw:line>
            <draw:g>
              <svg:title>TexMaths</svg:title>
              <svg:desc>12§latex§$p_{1}$§svg§600§FALSE§</svg:desc>
              <draw:g>
                <draw:path draw:style-name="gr22" draw:text-style-name="P5" draw:layer="layout" svg:width="0.318cm" svg:height="0.222cm" svg:x="17.411cm" svg:y="3.904cm" svg:viewBox="0 0 319 223" svg:d="M0 0c106 0 213 0 319 0 0 74 0 149 0 223-106 0-213 0-319 0 0-74 0-149 0-223z">
                  <text:p/>
                </draw:path>
                <draw:path draw:style-name="gr4" draw:text-style-name="P3" draw:layer="layout" svg:width="0.218cm" svg:height="0.265cm" svg:x="17.389cm" svg:y="3.883cm" svg:viewBox="0 0 219 266" svg:d="M32 236c-3 14-5 17-22 17-5 0-10 0-10 8 0 4 2 5 6 5 11 0 23-1 35-1 13 0 27 1 41 1 2 0 8 0 8-8 0-5-5-5-11-5-20 0-20-3-20-6 0-6 17-74 20-85 6 13 17 28 38 28 49 0 102-61 102-123 0-40-24-67-57-67-20 0-40 16-54 31-4-23-22-31-38-31-19 0-27 17-31 24-7 14-13 39-13 40 0 5 3 4 5 5 5 0 5-1 7-11 7-28 16-48 31-48 7 0 13 3 13 19 0 9-1 14-3 21-16 62-31 124-47 186zM105 55c4-12 14-24 23-30 14-13 26-15 33-15 17 0 27 14 27 39 0 24-14 73-21 88-14 30-34 43-50 43-27 0-33-34-33-37 0-1 0-1 1-7 7-27 13-54 20-81z">
                  <text:p/>
                </draw:path>
                <draw:path draw:style-name="gr4" draw:text-style-name="P3" draw:layer="layout" svg:width="0.105cm" svg:height="0.193cm" svg:x="17.645cm" svg:y="3.937cm" svg:viewBox="0 0 106 194" svg:d="M66 7c0-7 0-7-9-7-19 18-45 18-57 18 0 3 0 7 0 11 7 0 26 0 42-9 0 50 0 100 0 149 0 11 0 15-29 15-3 0-7 0-11 0 0 3 0 7 0 10 5-1 41-1 52-1 9 0 46 0 52 1 0-3 0-7 0-10-3 0-7 0-10 0-30 0-30-4-30-15 0-54 0-108 0-162z">
                  <text:p/>
                </draw:path>
              </draw:g>
            </draw:g>
            <draw:g>
              <svg:title>TexMaths</svg:title>
              <svg:desc>12§latex§$V_{0}$§svg§600§FALSE§</svg:desc>
              <draw:g>
                <draw:path draw:style-name="gr22" draw:text-style-name="P5" draw:layer="layout" svg:width="0.352cm" svg:height="0.311cm" svg:x="19.187cm" svg:y="11.305cm" svg:viewBox="0 0 353 312" svg:d="M0 0c118 0 235 0 353 0 0 104 0 208 0 312-118 0-235 0-353 0 0-104 0-208 0-312z">
                  <text:p/>
                </draw:path>
                <draw:path draw:style-name="gr4" draw:text-style-name="P3" draw:layer="layout" svg:width="0.297cm" svg:height="0.294cm" svg:x="19.189cm" svg:y="11.283cm" svg:viewBox="0 0 298 295" svg:d="M239 48c20-32 38-34 54-35 5 0 5-7 5-8 0-4-2-5-5-5-11 0-23 1-35 1-13 0-27-1-40-1-4 0-9 0-9 8 0 5 4 5 6 5 12 1 20 5 20 13 0 7-7 16-7 17-42 68-85 136-128 204-9-74-19-148-28-222 0-7 9-12 28-12 6 0 11 0 11-8 0-4-3-5-6-5-17 0-34 1-52 1-8 0-15 0-23 0s-16-1-23-1c-2 0-7 0-7 8 0 5 4 5 10 5 23 0 23 4 25 14 11 87 22 173 33 259 1 8 4 9 8 9 8 0 9-2 12-7 51-80 101-160 151-240z">
                  <text:p/>
                </draw:path>
                <draw:path draw:style-name="gr4" draw:text-style-name="P3" draw:layer="layout" svg:width="0.135cm" svg:height="0.2cm" svg:x="19.425cm" svg:y="11.437cm" svg:viewBox="0 0 136 201" svg:d="M136 102c0-33-3-57-16-77-10-13-28-25-52-25-68 0-68 81-68 102s0 99 68 99 68-79 68-99zM68 192c-13 0-31-8-37-32-4-17-4-40-4-62s0-44 4-60c6-24 25-30 37-30 16 0 31 10 37 27 4 16 5 37 5 63 0 22 0 43-5 61-5 27-25 33-37 33z">
                  <text:p/>
                </draw:path>
              </draw:g>
            </draw:g>
            <draw:g>
              <svg:title>TexMaths</svg:title>
              <svg:desc>12§latex§$p_{0}$§svg§600§FALSE§</svg:desc>
              <draw:g>
                <draw:path draw:style-name="gr22" draw:text-style-name="P5" draw:layer="layout" svg:width="0.332cm" svg:height="0.222cm" svg:x="17.413cm" svg:y="8.306cm" svg:viewBox="0 0 333 223" svg:d="M0 0c111 0 222 0 333 0 0 74 0 149 0 223-111 0-222 0-333 0 0-74 0-149 0-223z">
                  <text:p/>
                </draw:path>
                <draw:path draw:style-name="gr4" draw:text-style-name="P3" draw:layer="layout" svg:width="0.218cm" svg:height="0.265cm" svg:x="17.391cm" svg:y="8.285cm" svg:viewBox="0 0 219 266" svg:d="M32 236c-3 14-4 17-22 17-5 0-10 0-10 8 0 4 2 5 6 5 11 0 23-1 35-1 14 0 27 1 42 1 1 0 7 0 7-8 0-5-5-5-10-5-21 0-21-3-21-6 0-6 18-74 20-85 6 13 18 28 38 28 49 0 102-61 102-123 0-40-24-67-56-67-21 0-41 16-55 31-4-23-22-31-37-31-20 0-28 17-31 24-8 14-14 39-14 40 0 5 4 4 5 5 5 0 5-1 7-11 8-28 16-48 31-48 8 0 14 3 14 19 0 9-2 14-4 21-16 62-31 124-47 186zM107 55c2-12 14-24 21-30 14-13 26-15 34-15 16 0 27 14 27 39 0 24-14 73-21 88-15 30-35 43-51 43-27 0-33-34-33-37 0-1 0-1 1-7 7-27 14-54 22-81z">
                  <text:p/>
                </draw:path>
                <draw:path draw:style-name="gr4" draw:text-style-name="P3" draw:layer="layout" svg:width="0.136cm" svg:height="0.198cm" svg:x="17.63cm" svg:y="8.339cm" svg:viewBox="0 0 137 199" svg:d="M137 100c0-32-4-55-17-75-10-14-28-25-52-25-68 0-68 79-68 100s0 99 68 99c69 0 69-77 69-99zM68 192c-13 0-31-8-37-32-3-18-3-42-3-63 0-22 0-43 3-60 6-23 25-30 37-30 16 0 31 11 37 28 4 15 5 37 5 62 0 21 0 43-5 62-4 26-25 33-37 33z">
                  <text:p/>
                </draw:path>
              </draw:g>
            </draw:g>
            <draw:g>
              <svg:title>TexMaths</svg:title>
              <svg:desc>12§latex§$p_{2}$§svg§600§FALSE§</svg:desc>
              <draw:g>
                <draw:path draw:style-name="gr22" draw:text-style-name="P5" draw:layer="layout" svg:width="0.328cm" svg:height="0.222cm" svg:x="17.415cm" svg:y="6.608cm" svg:viewBox="0 0 329 223" svg:d="M0 0c110 0 219 0 329 0 0 74 0 149 0 223-110 0-219 0-329 0 0-74 0-149 0-223z">
                  <text:p/>
                </draw:path>
                <draw:path draw:style-name="gr4" draw:text-style-name="P3" draw:layer="layout" svg:width="0.218cm" svg:height="0.265cm" svg:x="17.393cm" svg:y="6.587cm" svg:viewBox="0 0 219 266" svg:d="M32 236c-3 14-4 17-22 17-5 0-10 0-10 8 0 4 2 5 6 5 11 0 23-1 35-1 13 0 27 1 42 1 1 0 7 0 7-8 0-5-5-5-11-5-20 0-20-3-20-6 0-6 18-74 20-85 6 13 17 28 38 28 49 0 102-61 102-123 0-40-24-67-56-67-21 0-41 16-55 31-4-23-22-31-37-31-20 0-28 17-32 24-7 14-13 39-13 40 0 5 4 4 5 5 5 0 5-1 7-11 7-28 16-48 31-48 8 0 14 3 14 19 0 9-2 14-4 21-16 62-31 124-47 186zM106 55c3-12 14-24 22-30 14-13 26-15 33-15 17 0 27 14 27 39 0 24-13 73-21 88-14 30-34 43-50 43-27 0-33-34-33-37 0-1 0-1 1-7 7-27 14-54 21-81z">
                  <text:p/>
                </draw:path>
                <draw:path draw:style-name="gr4" draw:text-style-name="P3" draw:layer="layout" svg:width="0.128cm" svg:height="0.193cm" svg:x="17.636cm" svg:y="6.641cm" svg:viewBox="0 0 129 194" svg:d="M129 141c-3 0-6 0-9 0-2 6-5 24-9 26-2 2-25 2-28 2-18 0-36 0-54 0 31-27 40-35 58-50 22-16 42-34 42-63 0-35-31-56-68-56s-61 25-61 52c0 15 12 16 16 16 7 0 15-5 15-16 0-4-2-15-18-15 10-20 29-27 43-27 29 0 44 23 44 46 0 26-17 47-27 57-24 23-47 46-71 70-2 2-2 3-2 11 40 0 81 0 121 0 3-17 5-35 8-53z">
                  <text:p/>
                </draw:path>
              </draw:g>
            </draw:g>
            <draw:line draw:style-name="gr23" draw:text-style-name="P4" draw:layer="layout" svg:x1="17.3cm" svg:y1="6.9cm" svg:x2="19.35cm" svg:y2="6.9cm">
              <text:p/>
            </draw:line>
            <draw:line draw:style-name="gr23" draw:text-style-name="P4" draw:layer="layout" svg:x1="19.35cm" svg:y1="11.125cm" svg:x2="19.35cm" svg:y2="8.675cm">
              <text:p/>
            </draw:line>
            <draw:g>
              <svg:title>TexMaths</svg:title>
              <svg:desc>12§latex§$T_{1}&lt;T_{0}$§svg§600§FALSE§</svg:desc>
              <draw:g>
                <draw:path draw:style-name="gr22" draw:text-style-name="P5" draw:layer="layout" svg:width="1.35cm" svg:height="0.309cm" svg:x="25.562cm" svg:y="9.005cm" svg:viewBox="0 0 1351 310" svg:d="M0 0c450 0 901 0 1351 0 0 103 0 207 0 310-450 0-901 0-1351 0 0-103 0-207 0-310z">
                  <text:p/>
                </draw:path>
                <draw:path draw:style-name="gr4" draw:text-style-name="P3" draw:layer="layout" svg:width="0.286cm" svg:height="0.283cm" svg:x="25.55cm" svg:y="8.983cm" svg:viewBox="0 0 287 284" svg:d="M170 30c3-12 5-14 10-16 3-1 18-1 26-1 43 0 61 1 61 35 0 6-1 23-2 33-1 2-1 6-1 8s1 6 5 6 4-4 6-10c4-24 8-49 12-73 0-2 0-6 0-7 0-5-4-5-11-5-78 0-156 0-234 0-11 0-11 0-13 8-9 25-17 50-25 75-2 0-4 6-4 7 0 2 2 5 6 5s5-3 7-9c23-66 34-73 96-73 5 0 11 0 16 0 12 0 12 1 12 5 0 2-1 7-1 8-19 75-38 150-57 225-3 16-5 21-50 21-16 0-18 0-18 7 0 5 5 5 7 5 12 0 23 0 35 0s24-2 36-2 23 2 35 2 25 0 37 0c3 0 8 0 8-9 0-3-4-3-14-3s-16 0-27-2c-12-1-15-2-15-9 0-3 0-3 1-9 19-74 37-148 56-222z">
                  <text:p/>
                </draw:path>
                <draw:path draw:style-name="gr4" draw:text-style-name="P3" draw:layer="layout" svg:width="0.106cm" svg:height="0.194cm" svg:x="25.819cm" svg:y="9.135cm" svg:viewBox="0 0 107 195" svg:d="M67 8c0-8-1-8-9-8-20 19-46 19-58 19 0 4 0 7 0 11 7 0 26 0 43-8 0 49 0 99 0 149 0 10 0 13-30 13-3 0-7 0-11 0 0 4 0 7 0 11 5 0 41-1 52-1 10 0 47 1 53 1 0-4 0-7 0-11-4 0-7 0-11 0-29 0-29-3-29-13 0-54 0-108 0-163z">
                  <text:p/>
                </draw:path>
                <draw:path draw:style-name="gr4" draw:text-style-name="P3" draw:layer="layout" svg:width="0.257cm" svg:height="0.243cm" svg:x="26.127cm" svg:y="9.04cm" svg:viewBox="0 0 258 244" svg:d="M249 18c6-2 9-5 9-10 0-4-4-8-9-8-1 0-2 0-7 4-78 36-156 72-234 108-4 3-8 5-8 10s4 7 8 8c78 37 156 74 234 111 5 3 6 3 7 3 5 0 9-5 9-9 0-5-3-6-9-9-73-35-147-69-220-104 73-35 147-69 220-104z">
                  <text:p/>
                </draw:path>
                <draw:path draw:style-name="gr4" draw:text-style-name="P3" draw:layer="layout" svg:width="0.286cm" svg:height="0.283cm" svg:x="26.546cm" svg:y="8.983cm" svg:viewBox="0 0 287 284" svg:d="M170 30c3-12 5-14 10-16 3-1 18-1 26-1 43 0 61 1 61 35 0 6-1 23-2 33-1 2-1 6-1 8s1 6 5 6 4-4 6-10c3-24 7-49 10-73 2-2 2-6 2-7 0-5-4-5-11-5-78 0-156 0-234 0-11 0-11 0-13 8-9 25-18 50-27 75 0 2-2 6-2 7 0 2 2 5 6 5s4-3 7-9c23-66 34-73 96-73 5 0 11 0 16 0 12 0 12 1 12 5 0 2-1 7-1 8-19 75-38 150-57 225-3 16-6 21-50 21-16 0-18 0-18 7 0 5 5 5 7 5 12 0 23 0 35 0s24-2 36-2 23 2 35 2 25 0 35 0c5 0 10 0 10-9 0-3-4-3-14-3-11 0-16 0-27-2-12-1-15-2-15-9 0-3 0-3 1-9 19-74 37-148 56-222z">
                  <text:p/>
                </draw:path>
                <draw:path draw:style-name="gr4" draw:text-style-name="P3" draw:layer="layout" svg:width="0.136cm" svg:height="0.2cm" svg:x="26.798cm" svg:y="9.135cm" svg:viewBox="0 0 137 201" svg:d="M137 102c0-33-4-57-18-77-9-13-27-25-51-25-68 0-68 81-68 102s0 99 68 99c69 0 69-79 69-99zM68 193c-13 0-31-9-37-33-5-16-5-40-5-62 0-21 0-44 5-61 6-23 25-29 37-29 16 0 32 10 36 27 5 16 6 37 6 63 0 22 0 43-4 61-5 28-26 34-38 34z">
                  <text:p/>
                </draw:path>
              </draw:g>
            </draw:g>
            <draw:line draw:style-name="gr20" draw:text-style-name="P4" draw:layer="layout" svg:x1="19.25cm" svg:y1="3.45cm" svg:x2="19.25cm" svg:y2="8.65cm">
              <text:p/>
            </draw:line>
            <draw:custom-shape draw:style-name="gr13" draw:text-style-name="P6" draw:layer="layout" svg:width="0.16cm" svg:height="0.16cm" svg:x="19.17cm" svg:y="5.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6" draw:layer="layout" svg:width="0.16cm" svg:height="0.16cm" draw:transform="rotate (1.5707963267949) translate (21.671cm 8.7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4" draw:text-style-name="P4" draw:layer="layout" svg:x1="17.15cm" svg:y1="6.9cm" svg:x2="17.15cm" svg:y2="8.68cm">
              <text:p/>
            </draw:line>
            <draw:g>
              <svg:title>TexMaths</svg:title>
              <svg:desc>12§latex§$\Delta p_{2}$§svg§600§FALSE§</svg:desc>
              <draw:g>
                <draw:path draw:style-name="gr22" draw:text-style-name="P5" draw:layer="layout" svg:width="0.666cm" svg:height="0.338cm" svg:x="16.697cm" svg:y="7.611cm" svg:viewBox="0 0 667 339" svg:d="M0 0c222 0 445 0 667 0 0 113 0 226 0 339-222 0-445 0-667 0 0-113 0-226 0-339z">
                  <text:p/>
                </draw:path>
                <draw:path draw:style-name="gr4" draw:text-style-name="P3" draw:layer="layout" svg:width="0.309cm" svg:height="0.3cm" svg:x="16.695cm" svg:y="7.589cm" svg:viewBox="0 0 310 301" svg:d="M166 7c-2-5-3-7-10-7s-9 2-11 7c-48 95-95 190-143 285-2 4-1 3-2 5 0 4 4 4 10 4 97 0 194 0 292 0 6 0 8 0 8-4 0-2 0-1-1-5-48-95-95-190-143-285zM143 42c37 75 75 151 112 226-75 0-151 0-226 0 38-75 76-151 114-226z">
                  <text:p/>
                </draw:path>
                <draw:path draw:style-name="gr4" draw:text-style-name="P3" draw:layer="layout" svg:width="0.218cm" svg:height="0.266cm" svg:x="17.012cm" svg:y="7.704cm" svg:viewBox="0 0 219 267" svg:d="M32 237c-3 14-3 17-22 17-5 0-10 0-10 8 0 4 2 5 6 5 11 0 23-1 35-1 14 0 28 1 42 1 2 0 7 0 7-8 0-5-4-5-10-5-21 0-21-3-21-6 0-6 18-74 21-85 5 13 17 27 39 27 47 0 100-61 100-123 0-39-24-67-55-67-21 0-42 16-55 31-5-23-23-31-38-31-20 0-28 17-31 24-8 14-14 39-14 41 0 4 5 4 6 4 4 0 4-1 6-10 8-29 16-49 31-49 8 0 14 3 14 19 0 9-2 14-3 21-16 63-32 125-48 187zM107 55c2-12 14-24 21-30 15-13 28-15 35-15 17 0 26 15 26 39 0 25-13 73-21 89-15 30-35 43-51 43-27 0-32-35-32-37 0-1 0-1 1-7 7-28 14-55 21-82z">
                  <text:p/>
                </draw:path>
                <draw:path draw:style-name="gr4" draw:text-style-name="P3" draw:layer="layout" svg:width="0.13cm" svg:height="0.194cm" svg:x="17.255cm" svg:y="7.758cm" svg:viewBox="0 0 131 195" svg:d="M131 141c-4 0-7 0-10 0-1 6-5 24-8 27-3 2-26 2-29 2-18 0-36 0-54 0 31-27 41-36 59-50 21-17 42-35 42-64 0-34-32-56-69-56s-62 25-62 53c0 14 13 15 16 15 7 0 15-5 15-15 0-5-1-16-17-16 10-20 29-27 43-27 29 0 45 24 45 46 0 27-18 47-28 58-23 23-47 46-70 69-4 3-4 4-4 12 41 0 81 0 122 0 3-18 6-36 9-54z">
                  <text:p/>
                </draw:path>
              </draw:g>
            </draw:g>
            <draw:line draw:style-name="gr24" draw:text-style-name="P4" draw:layer="layout" svg:x1="16.251cm" svg:y1="4.2cm" svg:x2="16.251cm" svg:y2="8.68cm">
              <text:p/>
            </draw:line>
            <draw:g>
              <svg:title>TexMaths</svg:title>
              <svg:desc>12§latex§$\Delta p_{1}$§svg§600§FALSE§</svg:desc>
              <draw:g>
                <draw:path draw:style-name="gr22" draw:text-style-name="P5" draw:layer="layout" svg:width="0.657cm" svg:height="0.338cm" svg:x="15.798cm" svg:y="6.112cm" svg:viewBox="0 0 658 339" svg:d="M0 0c219 0 439 0 658 0 0 113 0 226 0 339-219 0-439 0-658 0 0-113 0-226 0-339z">
                  <text:p/>
                </draw:path>
                <draw:path draw:style-name="gr4" draw:text-style-name="P3" draw:layer="layout" svg:width="0.309cm" svg:height="0.3cm" svg:x="15.796cm" svg:y="6.09cm" svg:viewBox="0 0 310 301" svg:d="M167 7c-3-5-4-7-11-7s-9 2-11 7c-48 95-95 190-143 285-2 4-1 3-2 5 0 4 4 4 10 4 97 0 195 0 292 0 6 0 8 0 8-4 0-2 0-1-1-5-47-95-95-190-142-285zM143 42c37 75 75 151 112 226-75 0-151 0-226 0 38-75 76-151 114-226z">
                  <text:p/>
                </draw:path>
                <draw:path draw:style-name="gr4" draw:text-style-name="P3" draw:layer="layout" svg:width="0.218cm" svg:height="0.266cm" svg:x="16.114cm" svg:y="6.205cm" svg:viewBox="0 0 219 267" svg:d="M32 237c-3 14-3 17-22 17-5 0-10 0-10 8 0 4 2 5 6 5 11 0 23-1 35-1 14 0 29 1 42 1 2 0 7 0 7-8 0-5-4-5-10-5-21 0-21-3-21-6 0-6 18-74 20-85 6 13 18 27 40 27 48 0 100-61 100-123 0-39-24-67-55-67-21 0-42 16-55 31-5-23-23-31-38-31-19 0-28 17-31 24-8 14-14 39-14 41 0 4 4 3 5 4 5 0 5-1 7-10 8-29 16-49 32-49 7 0 13 3 13 19 0 9-1 14-4 21-15 63-31 125-47 187zM107 55c2-12 14-24 21-30 15-13 28-15 35-15 17 0 26 15 26 39 0 25-14 73-21 89-15 30-35 43-51 43-27 0-32-35-32-37 0-1 0-1 1-7 7-28 14-55 21-82z">
                  <text:p/>
                </draw:path>
                <draw:path draw:style-name="gr4" draw:text-style-name="P3" draw:layer="layout" svg:width="0.106cm" svg:height="0.194cm" svg:x="16.371cm" svg:y="6.259cm" svg:viewBox="0 0 107 195" svg:d="M66 8c0-8 0-8-8-8-20 18-46 18-58 18 0 4 0 7 0 11 7 0 26 0 42-9 0 50 0 100 0 150 0 11 0 14-29 14-4 0-8 0-12 0 0 4 0 8 0 11 6-1 42-1 53-1 10 0 47 0 53 1 0-3 0-7 0-11-4 0-8 0-11 0-30 0-30-3-30-14 0-54 0-108 0-162z">
                  <text:p/>
                </draw:path>
              </draw:g>
            </draw:g>
            <draw:custom-shape draw:style-name="gr13" draw:text-style-name="P6" draw:layer="layout" svg:width="0.1cm" svg:height="0.1cm" svg:x="19.211cm" svg:y="4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1cm" svg:height="0.1cm" svg:x="19.213cm" svg:y="8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4" draw:layer="layout" svg:x1="25.15cm" svg:y1="11.125cm" svg:x2="25.15cm" svg:y2="8.675cm">
              <text:p/>
            </draw:line>
            <draw:line draw:style-name="gr24" draw:text-style-name="P4" draw:layer="layout" svg:x1="19.34cm" svg:y1="12.14cm" svg:x2="25.17cm" svg:y2="12.14cm">
              <text:p/>
            </draw:line>
            <draw:g>
              <svg:title>TexMaths</svg:title>
              <svg:desc>12§latex§$\Delta V$§svg§600§FALSE§</svg:desc>
              <draw:g>
                <draw:path draw:style-name="gr22" draw:text-style-name="P5" draw:layer="layout" svg:width="0.629cm" svg:height="0.264cm" svg:x="22.098cm" svg:y="12.012cm" svg:viewBox="0 0 630 265" svg:d="M0 0c210 0 420 0 630 0 0 88 0 177 0 265-210 0-420 0-630 0 0-88 0-177 0-265z">
                  <text:p/>
                </draw:path>
                <draw:path draw:style-name="gr4" draw:text-style-name="P3" draw:layer="layout" svg:width="0.309cm" svg:height="0.297cm" svg:x="22.096cm" svg:y="11.991cm" svg:viewBox="0 0 310 298" svg:d="M167 7c-3-5-4-7-11-7s-9 2-11 7c-48 94-95 189-143 283-2 4-2 5-2 6 0 2 4 2 10 2 97 0 194 0 292 0 6 0 8 0 8-2 0-1 0-2-1-6-47-94-95-189-142-283zM143 42c37 75 75 150 112 225-75 0-151 0-226 0 38-75 76-150 114-225z">
                  <text:p/>
                </draw:path>
                <draw:path draw:style-name="gr4" draw:text-style-name="P3" draw:layer="layout" svg:width="0.298cm" svg:height="0.293cm" svg:x="22.451cm" svg:y="12.005cm" svg:viewBox="0 0 299 294" svg:d="M241 47c20-33 37-34 52-35 6 0 4-5 6-7 0-4-2-5-6-5-10 0-22 1-33 1-14 0-29-1-42-1-2 0-8 0-8 7 0 5 3 5 7 5 11 1 19 6 19 14 0 6-4 11-6 16-43 68-86 136-129 204-10-74-20-147-29-221 0-7 9-13 29-13 6 0 10 0 10-8 0-4-3-4-6-4-16 0-34 1-51 1-7 0-15-1-23-1s-15 0-23 0c-3 0-8 0-8 7 0 5 4 5 11 5 23 0 24 5 25 14 11 86 21 172 32 258 1 8 4 10 9 10 7 0 8-3 12-7 50-80 101-160 152-240z">
                  <text:p/>
                </draw:path>
              </draw:g>
            </draw:g>
            <draw:custom-shape draw:style-name="gr13" draw:text-style-name="P6" draw:layer="layout" svg:width="0.1cm" svg:height="0.1cm" svg:x="19.212cm" svg:y="3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6" draw:layer="layout" svg:width="0.16cm" svg:height="0.16cm" svg:x="19.171cm" svg:y="3.75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25T12:39:24.470770122</dc:date>
    <meta:editing-duration>PT9H9M47S</meta:editing-duration>
    <meta:editing-cycles>61</meta:editing-cycles>
    <meta:generator>LibreOffice/7.3.7.2$Linux_X86_64 LibreOffice_project/30$Build-2</meta:generator>
    <meta:document-statistic meta:object-count="159"/>
  </office:meta>
</office:document-meta>
</file>